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51ae8" officeooo:paragraph-rsid="00151ae8"/>
    </style:style>
    <style:style style:name="P2" style:family="paragraph" style:parent-style-name="Standard">
      <style:text-properties officeooo:rsid="001c08dc" officeooo:paragraph-rsid="001c08dc"/>
    </style:style>
    <style:style style:name="P3" style:family="paragraph" style:parent-style-name="Standard">
      <style:text-properties officeooo:rsid="001b00a4" officeooo:paragraph-rsid="001b00a4"/>
    </style:style>
    <style:style style:name="P4" style:family="paragraph" style:parent-style-name="Standard">
      <style:text-properties officeooo:rsid="00170cb2" officeooo:paragraph-rsid="00170cb2"/>
    </style:style>
    <style:style style:name="P5" style:family="paragraph" style:parent-style-name="Standard">
      <style:text-properties officeooo:rsid="00151ae8" officeooo:paragraph-rsid="00170cb2"/>
    </style:style>
    <style:style style:name="P6" style:family="paragraph" style:parent-style-name="Standard">
      <style:text-properties officeooo:rsid="00176df8" officeooo:paragraph-rsid="00176df8"/>
    </style:style>
    <style:style style:name="P7" style:family="paragraph" style:parent-style-name="Standard">
      <style:text-properties officeooo:rsid="001830e9" officeooo:paragraph-rsid="001830e9"/>
    </style:style>
    <style:style style:name="P8" style:family="paragraph" style:parent-style-name="Standard">
      <style:text-properties officeooo:rsid="0017b029" officeooo:paragraph-rsid="0017b029"/>
    </style:style>
    <style:style style:name="T1" style:family="text">
      <style:text-properties officeooo:rsid="001b0266"/>
    </style:style>
    <style:style style:name="T2" style:family="text">
      <style:text-properties officeooo:rsid="0017b029"/>
    </style:style>
    <style:style style:name="T3" style:family="text">
      <style:text-properties officeooo:rsid="00151ae8"/>
    </style:style>
    <style:style style:name="T4" style:family="text">
      <style:text-properties officeooo:rsid="00176d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ля устьановки политик удаления записей в индексах:</text:p>
      <text:p text:style-name="P1"/>
      <text:p text:style-name="P1">1. Сначала днлаем политику в Elastic — меню, <text:span text:style-name="T1">раздел Management, в самом низу Stack Management → </text:span><text:s/>Index Lyfecycle policies → Create Policy.</text:p>
      <text:p text:style-name="P1">Называем политику.</text:p>
      <text:p text:style-name="P1">В Hot phase — делаем ограничение на максимальный размер лога — например, 1 Gb</text:p>
      <text:p text:style-name="P2">Для этого раскрываем Advanced Settings → отключаем Use recommended defaults</text:p>
      <text:p text:style-name="P2"/>
      <text:p text:style-name="P1">Warm phase и Cold phase — Отключаем</text:p>
      <text:p text:style-name="P1"/>
      <text:p text:style-name="P3">Для включения Delete phase у Hot phase включаем справа переключатель «Delete data after this phase»</text:p>
      <text:p text:style-name="P1">В Delete phase выставляем количество дней сохранения логов.</text:p>
      <text:p text:style-name="P1">Сохраняем.</text:p>
      <text:p text:style-name="P1"/>
      <text:p text:style-name="P1"/>
      <text:p text:style-name="P1">Делаем новый шаблон для применения сделаннной политики к создаваемым логам.</text:p>
      <text:p text:style-name="P1"/>
      <text:p text:style-name="P1">Index management → Index template → Create template</text:p>
      <text:p text:style-name="P1">Указываем наименование</text:p>
      <text:p text:style-name="P1">В шаблонах индексов → указываем шаблоны сохдаваемых индексов, к которым должна применятся политика. Например, пишем — audit-*, error-*, system-*</text:p>
      <text:p text:style-name="P4">Параметр Data Stream — <text:span text:style-name="T2">не выставляем, иначе будет ошибка сериализации timestamp.</text:span></text:p>
      <text:p text:style-name="P4">Далее по умолчанию, раздел Component ytemplates также, в разделе, сохраняем Index settings — указываем подключаемую политику, выставляем json-параметр:</text:p>
      <text:p text:style-name="P4">{</text:p>
      <text:p text:style-name="P4"><text:s text:c="2"/>"index.lifecycle.name": "<text:span text:style-name="T3">14_days_old_delete</text:span>"</text:p>
      <text:p text:style-name="P4">}</text:p>
      <text:p text:style-name="P5"/>
      <text:p text:style-name="P4">Далее по умолчанию остальные разделы, сохраняем.</text:p>
      <text:p text:style-name="P4"/>
      <text:p text:style-name="P4">Готово, удаляем старые индексы, открываем аукцион, щелкаем по разделам чтобы создались логи.</text:p>
      <text:p text:style-name="P4">Проверяем — открываем меню → ElasticSearch → Index management → разде<text:span text:style-name="T2">л </text:span><text:s/>Indices (если Data Stream не было указано). </text:p>
      <text:p text:style-name="P4">Должен <text:span text:style-name="T2">быть</text:span> индекс, открываем <text:span text:style-name="T4">индекс → <text:s/>Settings → помимо прочих настроек, должно быть что-то вроде:</text:span></text:p>
      <text:p text:style-name="P6"/>
      <text:p text:style-name="P6">"lifecycle": { "name": "14_days_old_delete" }</text:p>
      <text:p text:style-name="P6"/>
      <text:p text:style-name="P7">Либо — должна быть виден раздел «Index lifecycle», в нем подробно описана примененная политика данного индекса.</text:p>
      <text:p text:style-name="P6"/>
      <text:p text:style-name="P8">Все, индекс теперь использует нашу созданную политик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1T16:18:45.045163701</meta:creation-date>
    <dc:date>2025-10-19T22:23:18.645159873</dc:date>
    <meta:editing-duration>PT29M39S</meta:editing-duration>
    <meta:editing-cycles>7</meta:editing-cycles>
    <meta:generator>LibreOffice/25.8.2.2$Linux_X86_64 LibreOffice_project/580$Build-2</meta:generator>
    <meta:document-statistic meta:table-count="0" meta:image-count="0" meta:object-count="0" meta:page-count="1" meta:paragraph-count="25" meta:word-count="228" meta:character-count="1699" meta:non-whitespace-character-count="1481"/>
  </office:meta>
</office:document-meta>
</file>